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P2" style:family="paragraph" style:parent-style-name="Title">
      <style:text-properties style:font-name="Calibri" officeooo:rsid="000cc793" officeooo:paragraph-rsid="00460a15"/>
    </style:style>
    <style:style style:name="P3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57abf8" officeooo:paragraph-rsid="0057abf8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paragraph-rsid="004b866e"/>
    </style:style>
    <style:style style:name="P6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style:text-underline-style="solid" style:text-underline-width="auto" style:text-underline-color="font-color" fo:font-weight="normal" officeooo:rsid="0058ad43" officeooo:paragraph-rsid="0058ad43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style:text-underline-style="solid" style:text-underline-width="auto" style:text-underline-color="font-color" fo:font-weight="normal" officeooo:rsid="0059199c" officeooo:paragraph-rsid="0059199c" style:font-size-asian="14pt" style:font-weight-asian="normal" style:font-size-complex="14pt" style:font-weight-complex="normal"/>
    </style:style>
    <style:style style:name="T1" style:family="text">
      <style:text-properties fo:font-size="12pt" fo:font-weight="normal" officeooo:rsid="0057abf8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57abf8"/>
    </style:style>
    <style:style style:name="T8" style:family="text">
      <style:text-properties fo:color="#3465a4" loext:opacity="100%" style:font-name="Calibri"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1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2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T</text:span><text:span text:style-name="T7">rame a</text:span><text:span text:style-name="T6">ctivité _</text:span><text:span text:style-name="T8">: <text:s/>.</text:span></text:p>
      <text:p text:style-name="P3"><text:span text:style-name="T5">Objectifs :</text:span><text:span text:style-name="T9"> </text:span></text:p>
      <text:p text:style-name="P5"><text:span text:style-name="T10">-</text:span><text:span text:style-name="T11"> </text:span><text:span text:style-name="T12">Verbe à l’infinitif objectif type</text:span></text:p>
      <text:p text:style-name="P4">Matériel :</text:p>
      <text:p text:style-name="P4"/>
      <text:p text:style-name="P4">Trame :</text:p>
      <text:p text:style-name="P6">devoir maison ?</text:p>
      <text:p text:style-name="P6">Liste des principaux gaz à effet de serre : protoxyde d’azote No₂ C0₂ CH₄</text:p>
      <text:p text:style-name="P6">différentes réactions, lesquelles réchauffent la planète ?</text:p>
      <text:p text:style-name="P7">Eau + ? → X + Y</text:p>
      <text:p text:style-name="P7">C + O₂ → CO₂</text:p>
      <text:p text:style-name="P7">2O₂ + CH₄ → 2H₂O + CO₂</text:p>
      <text:p text:style-name="P6">Quelle réaction chimique correspond à quelle situation ?</text:p>
      <text:p text:style-name="P6">Avec liste de test caractéristiques et propriétés des corps purs</text:p>
      <text:p text:style-name="P6">Vinaigre + craie = Some(liquide) +Some(liquide) (faut il y a dégagement gazeux)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57abf8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3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rame a</text:span><text:span text:style-name="MT2">ctivité </text:span><text:span text:style-name="MT3">n°</text:span><text:span text:style-name="MT4"><text:tab/><text:tab/><text:tab/><text:tab/> <text:s text:c="9"/><text:tab/><text:tab/><text:tab/><text:tab/><text:tab/><text:tab/><text:tab/><text:tab/><text:tab/> <text:s text:c="3"/></text:span><text:span text:style-name="MT4"><text:page-number text:select-page="current">1</text:page-number></text:span><text:span text:style-name="MT4">/</text:span><text:span text:style-name="MT4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M43S</meta:editing-duration>
    <meta:editing-cycles>3</meta:editing-cycles>
    <meta:generator>LibreOffice/7.0.4.2$Linux_X86_64 LibreOffice_project/00$Build-2</meta:generator>
    <meta:creation-date>2020-12-27T12:15:36.432925600</meta:creation-date>
    <meta:initial-creator>J Cercy</meta:initial-creator>
    <dc:date>2020-12-27T12:41:31.194523047</dc:date>
    <dc:creator>J Cercy</dc:creator>
    <meta:document-statistic meta:table-count="0" meta:image-count="0" meta:object-count="0" meta:page-count="1" meta:paragraph-count="15" meta:word-count="103" meta:character-count="525" meta:non-whitespace-character-count="419"/>
  </office:meta>
</office:document-meta>
</file>